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fische Darstellung – Überlegungen <text:span text:style-name="T1">zur Ansicht der Ebenen</text:span></text:p>
      <text:p text:style-name="Standard"><text:span text:style-name="T1"/></text:p>
      <text:p text:style-name="Standard"><text:span text:style-name="T1">Drei Grundansichten:</text:span></text:p>
      <text:p text:style-name="Standard"><text:span text:style-name="T1"><text:s/>- Natuerliche Sicht:</text:span></text:p>
      <text:p text:style-name="Standard"><text:span text:style-name="T1"/></text:p>
      <text:p text:style-name="Standard"><text:span text:style-name="T1">Berechnet einfach alles was normal sichtbar ist.</text:span></text:p>
      <text:p text:style-name="Standard"><text:span text:style-name="T1"/></text:p>
      <text:p text:style-name="Standard"><text:span text:style-name="T1"><text:s/>- Ebenensicht:</text:span></text:p>
      <text:p text:style-name="Standard"><text:span text:style-name="T1">Zeigt nur die Ebene an. Alles andere wird ausgeblendet/transparent.</text:span></text:p>
      <text:p text:style-name="Standard"><text:span text:style-name="T1"/></text:p>
      <text:p text:style-name="Standard"><text:span text:style-name="T1"><text:s/>- Alles:</text:span></text:p>
      <text:p text:style-name="Standard"><text:span text:style-name="T1">Zeigt versteckte Ebenen durch farbige Hervorhebung und optional Transparenz darueberliegender Objekte.</text:span></text:p>
      <text:p text:style-name="Standard"><text:span text:style-name="T1"/></text:p>
      <text:p text:style-name="Standard"><text:span text:style-name="T1"/></text:p>
      <text:p text:style-name="Standard"><text:span text:style-name="T1">Modifier: (muessen nicht in allen Ansichten funktioniern)</text:span></text:p>
      <text:p text:style-name="Standard"><text:span text:style-name="T1"/></text:p>
      <text:p text:style-name="Standard"><text:span text:style-name="T1"><text:tab/>Structure-Modifier: Hebt alle Gebaeude hervor.</text:span></text:p>
      <text:p text:style-name="Standard"><text:span text:style-name="T1"><text:tab/>Unit-Modifier: Hebt alle Einheiten hervor.</text:span></text:p>
      <text:p text:style-name="Standard"><text:span text:style-name="T1"><text:tab/>Transfer-Modifer: Hebt alle Ebenenuebergaenge hervor.</text:span></text:p>
      <text:p text:style-name="Standard"><text:span text:style-name="T1"><text:tab/>Team-Modifier: Stellt Team in der einen Farbe, Gegner in der andern Farbe dar.</text:span></text:p>
      <text:p text:style-name="Standard"><text:span text:style-name="T1"/></text:p>
      <text:p text:style-name="Standard"><text:span text:style-name="T1">Modifier sollten auch auf Minimap anwenderbar sein.</text:span></text:p>
      <text:p text:style-name="Standard"><text:span text:style-name="T1"/></text:p>
      <text:p text:style-name="Standard"><text:span text:style-name="T1">Dies soll nur einen kleinen Ueberblick ueber Grundfunktionen der GUI sein, keine Konkreten Darstellungen. Aber ich denke, dass diese Elemente auf jeden fall reinsollt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rier New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s Meyer</meta:initial-creator>
    <meta:creation-date>2012-03-08T23:22:53.86</meta:creation-date>
    <meta:document-statistic meta:table-count="0" meta:image-count="0" meta:object-count="0" meta:page-count="1" meta:paragraph-count="15" meta:word-count="110" meta:character-count="841"/>
    <dc:date>2012-03-08T23:28:38.73</dc:date>
    <dc:creator>Jens Meyer</dc:creator>
    <meta:editing-duration>PT00H05M45S</meta:editing-duration>
    <meta:editing-cycles>1</meta:editing-cycles>
    <meta:generator>OpenOffice.org/3.1$Win32 OpenOffice.org_project/310m19$Build-9420</meta:generator>
  </office:meta>
</office:document-meta>
</file>